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97f0" officeooo:paragraph-rsid="000497f0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497f0" officeooo:paragraph-rsid="000497f0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497f0" officeooo:paragraph-rsid="000497f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normal" fo:font-weight="bold" officeooo:rsid="000497f0" officeooo:paragraph-rsid="000497f0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fo:font-weight="normal" officeooo:rsid="000497f0" officeooo:paragraph-rsid="000497f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97f0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e</text:p>
      <text:p text:style-name="P1"/>
      <text:p text:style-name="P2">Podrobnosti jsou uvedeny přímo v komentářích v kódu</text:p>
      <text:p text:style-name="P2"/>
      <text:p text:style-name="P2">Matematické funkce</text:p>
      <text:p text:style-name="P3"/>
      <text:p text:style-name="P3">lcg() - generátor, provede jednu iteraci, tedy spočítá další číslo v pořadí, vzorec je založený na lineárním kongruentním generátoru</text:p>
      <text:p text:style-name="P3"/>
      <text:p text:style-name="P3">do_lcg() - proměnné a, c, m nastavují chování generátoru, seed určuje, kde generátor začíná, proto je nastaven jako náhodné číslo v číselné soustavě o základu 2**digits, může být nastaven i konstantně. V této funkci následně generátor dává další a další čísla, která jsou přepočítána do meze, kterou uživatel zadá v uživatelském rozhraní (lower, upper)</text:p>
      <text:p text:style-name="P3"/>
      <text:p text:style-name="P3">miller_rabin_one() - provede Miller-Rabinův test prvočíselnosti pro jedno číslo celkem k-krát (defaultně nastaveno na 40), každá iterace zvyšuje pravděpodobnost správného výsledku, pro optimalizaci je 2 a 3 rovnou kontrolována a také, zda není číslo sudé</text:p>
      <text:p text:style-name="P3"/>
      <text:p text:style-name="P3">do_miller_test() - vezme seznam a pro každý prvek zavolá funkci miller_rabin_one()</text:p>
      <text:p text:style-name="P3"/>
      <text:p text:style-name="P3">egcd() + modinv() - rekurzivní algoritmus pro rozšířený Eukleidův algoritmus </text:p>
      <text:p text:style-name="P3"/>
      <text:p text:style-name="P3"/>
      <text:p text:style-name="P2">Ostatní funkce</text:p>
      <text:p text:style-name="P2"><text:span text:style-name="T2"/></text:p>
      <text:p text:style-name="P2"><text:span text:style-name="T2">parse_contents() - rozbalí csv a vloží hodnoty do seznamu, který vrátí, potřebné pro možnost uploadovat csv soubory v uživatelském rozhraní</text:span></text:p>
      <text:p text:style-name="P2"><text:span text:style-name="T2"/></text:p>
      <text:p text:style-name="P2"><text:span text:style-name="T2">countbytes() - pro číslo n určí, kolik Bytů se dá do tohoto čísla uschovat, pro utf-8 encoding se používá jeden až čtyři Byty, tedy určí, po kolika znacích v uživatelském inputu má zablokovat možnost zprávu šifrovat</text:span></text:p>
      <text:p text:style-name="P2"><text:span text:style-name="T2"/></text:p>
      <text:p text:style-name="P2"><text:span text:style-name="T2">estimate_size() - jelikož každé číslo zabírá v csv i txt souboru 1 Byte, počítá velikost výsledného souboru na základě počtu čísel a jejich délky, toto však nemusí být přesné, jelikož funkce dále v kódu dostává jako délku nejvyšší mez pro generátor, je-li rozdíl mezi horní a spodní mezí hodně cifer, může mít spousta generovaných čísel menší počet cifer než horní mez, jako odhad to však stačí</text:span></text:p>
      <text:p text:style-name="P2"><text:span text:style-name="T2"/></text:p>
      <text:p text:style-name="P2">App layout</text:p>
      <text:p text:style-name="P2"><text:span text:style-name="T2"/></text:p>
      <text:p text:style-name="P2"><text:span text:style-name="T2">Aplikace je udělaná v Dashi, což dává celému programu uživatelský interface. App layout je směs html a css kódu. Jednotlivé komponenty můžou mít svoje unikátní id, aby mohly být dále “programovatelné“. </text:span></text:p>
      <text:p text:style-name="P2"><text:span text:style-name="T2"/></text:p>
      <text:p text:style-name="P2"/>
      <text:p text:style-name="P2"/>
      <text:p text:style-name="P2"/>
      <text:p text:style-name="P2"/>
      <text:p text:style-name="P2"/>
      <text:p text:style-name="P2"><text:soft-page-break/>App callbacky</text:p>
      <text:p text:style-name="P2"><text:span text:style-name="T2"/></text:p>
      <text:p text:style-name="P2"><text:span text:style-name="T2">Funkce, kde jsou jednotlivé komponenty v App layoutu volány pomocí dekorátorů. Inputy funkci spustí pokaždé, když je komponent uživatelsky změněn, nebo při startu aplikace (může být potlačeno pomocí prevent_initial_call). Outputy jsou komponenty, které jsou funkcí změněny. State pouze načte hodnotu obsaženou v komponentě, nespouští však funkci samotnou. V některých funkcích je proměnná switch (může se jmenovat jinak), které je přiřazeno ctx.triggered_id a obsahuje tedy informaci, který Input právě funkci spustil a může podle toho přizpůsobit své chování. Toto je nutné, jelikož jeden komponent nemůže být outputován více funkcemi, v mém programu je hodně využíván pro možnost resetování hodnot tlačítkem, který se potřebuje dostat v podstatě ke všem komponentám a resetovat je. Proměnné data_…, které obsahují důležité informace jako např. veřejný a soukromý klíč bohužel nemohly být uloženy v aplikaci samotné, jelikož Dash neumí pracovat s tak velkými čísly, tudíž jsou uloženy jako globální proměnné. </text:span></text:p>
      <text:p text:style-name="P2"><text:span text:style-name="T2"/></text:p>
      <text:p text:style-name="P2"><text:span text:style-name="T2">Funkce/callbacky jsou uspořádané v několika sekcích (tři vykřičníky v komentářích):</text:span></text:p>
      <text:p text:style-name="P4"/>
      <text:p text:style-name="P4">LCG generator + estimates size of the files with numbers generated by LCG</text:p>
      <text:p text:style-name="P5">Spouští generátor, či odstraňuje sudá čísla (zbytečná funkce, jelikož Rabin-Millerův test tyto čísla stejně odstraní v konstantním čase).</text:p>
      <text:p text:style-name="P2"><text:span text:style-name="T2"/></text:p>
      <text:p text:style-name="P2">csv</text:p>
      <text:p text:style-name="P3">Stará se o načtení csv souboru, pokud ho uživatel nahraje + možnost soubor dát pryč a nahrát jiný.</text:p>
      <text:p text:style-name="P3"/>
      <text:p text:style-name="P2">Miller-Rabin test</text:p>
      <text:p text:style-name="P3">Spustí Miller-Rabinův test buď na čísla vytvořená generátorem, nebo nahraná z csv souboru.</text:p>
      <text:p text:style-name="P3"/>
      <text:p text:style-name="P2">RSA part</text:p>
      <text:p text:style-name="P3">Vytváří 2 prvočísla (buď je načte z čísel prověřených testem prvočíselnosti, nebo je uživatel zadá), ty zkontroluje, potom vytvoří, nebo nechá zadat e – veřejný klíč, zkontroluje, potom vytvoří privátní klíč na základě veřejného, šifruje a dešifruje zprávu</text:p>
      <text:p text:style-name="P3"/>
      <text:p text:style-name="P2">messages</text:p>
      <text:p text:style-name="P3">Napíše zprávu, pokud se uživatel snaží šifrovat příliš dlouhou zprávu.</text:p>
      <text:p text:style-name="P3"/>
      <text:p text:style-name="P2">style and disable buttons</text:p>
      <text:p text:style-name="P2"><text:span text:style-name="T2">největší část callbacků, umožňuje zamyká a odemyká tlačítka podle toho, zda jsou všechny podmínky pro daný úkon splněny (například není možné provést test prvočíselnosti, pokud nejsou vygenerovaná žádná čísla a ani uživatel žádná nenahrál), dále je zabarví podle toho, zda jsou odemčeny či zamčeny. U zamčených tlačítka se při kliknutí nic nestane. Tato část se stará o uživatelskou přívětivost, měla by zajišťovat, že uživatel se postupně “prokliká“ k požadovanému výsledku.</text:span></text:p>
      <text:p text:style-name="P2"><text:span text:style-name="T2"/></text:p>
      <text:p text:style-name="P2">download</text:p>
      <text:p text:style-name="P3">Převede seznamy (buď vygenerované LCG nebo proseté testem prvočíselnosti) na txt nebo csv a stáhne je do složky Downloads</text:p>
      <text:p text:style-name="P3"/>
      <text:p text:style-name="P3"/>
      <text:p text:style-name="P3"/>
      <text:p text:style-name="P3"/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497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Jun Škrka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29T21:42:52.146000000</dc:date>
    <meta:editing-duration>PT3H46M21S</meta:editing-duration>
    <meta:editing-cycles>1</meta:editing-cycles>
    <meta:document-statistic meta:table-count="0" meta:image-count="0" meta:object-count="0" meta:page-count="2" meta:paragraph-count="32" meta:word-count="664" meta:character-count="4458" meta:non-whitespace-character-count="3820"/>
    <meta:generator>LibreOffice/7.4.0.3$Windows_X86_64 LibreOffice_project/f85e47c08ddd19c015c0114a68350214f7066f5a</meta:generator>
  </office:meta>
</office:document-meta>
</file>